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 loext:decorative="false"/>
      <style:paragraph-properties style:writing-mode="lr-tb"/>
    </style:style>
    <style:style style:name="gr2" style:family="graphic" style:parent-style-name="standard">
      <style:graphic-properties draw:fill="none" draw:textarea-horizontal-align="center" draw:textarea-vertical-align="middle" loext:decorative="false"/>
      <style:paragraph-properties style:writing-mode="lr-tb"/>
    </style:style>
    <style:style style:name="gr3" style:family="graphic" style:parent-style-name="standard">
      <style:graphic-properties draw:fill="none" draw:textarea-horizontal-align="center" draw:textarea-vertical-align="middle" loext:decorative="false"/>
    </style:style>
    <style:style style:name="gr4" style:family="graphic" style:parent-style-name="standard">
      <style:graphic-properties svg:stroke-width="0.081cm" draw:marker-start-width="0.421cm" draw:marker-end-width="0.421cm" draw:textarea-horizontal-align="center" draw:textarea-vertical-align="middle" fo:padding-top="0.165cm" fo:padding-bottom="0.165cm" fo:padding-left="0.29cm" fo:padding-right="0.29cm" loext:decorative="false"/>
    </style:style>
    <style:style style:name="gr5" style:family="graphic" style:parent-style-name="standard">
      <style:graphic-properties draw:textarea-horizontal-align="center" draw:textarea-vertical-align="middle" loext:decorative="false"/>
    </style:style>
    <style:style style:name="gr6" style:family="graphic" style:parent-style-name="objectwithoutfill">
      <style:graphic-properties draw:fill="none" draw:textarea-horizontal-align="center" draw:textarea-vertical-align="middle" loext:decorative="false"/>
    </style:style>
    <style:style style:name="gr7" style:family="graphic" style:parent-style-name="standard">
      <style:graphic-properties draw:fill="none" draw:textarea-horizontal-align="justify" draw:textarea-vertical-align="middle" draw:auto-grow-height="false" loext:decorative="false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.371cm" fo:min-width="0.258cm" style:writing-mode="lr-tb" loext:decorative="false"/>
      <style:paragraph-properties style:writing-mode="lr-tb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346cm" fo:min-width="0.388cm" style:writing-mode="lr-tb" loext:decorative="false"/>
      <style:paragraph-properties style:writing-mode="lr-tb"/>
    </style:style>
    <style:style style:name="gr10" style:family="graphic" style:parent-style-name="standard">
      <style:graphic-properties draw:fill="none" draw:textarea-horizontal-align="justify" draw:textarea-vertical-align="middle" draw:auto-grow-height="false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053cm" draw:marker-start-width="0.28cm" draw:marker-end-width="0.28cm" draw:textarea-horizontal-align="center" draw:textarea-vertical-align="middle" fo:padding-top="0.152cm" fo:padding-bottom="0.152cm" fo:padding-left="0.277cm" fo:padding-right="0.277cm" loext:decorative="false"/>
    </style:style>
    <style:style style:name="gr12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 loext:decorative="false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0.61cm" fo:min-width="0.616cm" loext:decorative="false"/>
    </style:style>
    <style:style style:name="gr14" style:family="graphic" style:parent-style-name="standard">
      <style:graphic-properties svg:stroke-width="0.053cm" draw:marker-start-width="0.379cm" draw:marker-end-width="0.379cm" draw:textarea-horizontal-align="center" draw:textarea-vertical-align="middle" fo:padding-top="0.151cm" fo:padding-bottom="0.151cm" fo:padding-left="0.276cm" fo:padding-right="0.276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2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468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77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56cm" loext:decorative="false"/>
      <style:paragraph-properties style:writing-mode="lr-tb"/>
    </style:style>
    <style:style style:name="gr21" style:family="graphic" style:parent-style-name="standard">
      <style:graphic-properties svg:stroke-width="0.106cm" draw:marker-start-width="0.359cm" draw:marker-end-width="0.359cm" draw:textarea-horizontal-align="center" draw:textarea-vertical-align="middle" fo:padding-top="0.178cm" fo:padding-bottom="0.178cm" fo:padding-left="0.303cm" fo:padding-right="0.303cm" loext:decorative="false"/>
    </style:style>
    <style:style style:name="gr22" style:family="graphic" style:parent-style-name="standard">
      <style:graphic-properties svg:stroke-width="0cm" draw:marker-start-width="0.2cm" draw:marker-end-width="0.2cm" draw:textarea-horizontal-align="center" draw:textarea-vertical-align="middle" fo:padding-top="0.125cm" fo:padding-bottom="0.125cm" fo:padding-left="0.25cm" fo:padding-right="0.25cm" loext:decorative="false"/>
    </style:style>
    <style:style style:name="gr23" style:family="graphic" style:parent-style-name="objectwithoutfill">
      <style:graphic-properties draw:fill="none" draw:textarea-horizontal-align="center" draw:textarea-vertical-align="middle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0.427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0.488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3pt" style:font-size-asian="13pt" style:font-size-complex="13pt"/>
    </style:style>
    <style:style style:name="P8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P14" style:family="paragraph">
      <loext:graphic-properties draw:fill="none"/>
      <style:paragraph-properties fo:text-align="center"/>
      <style:text-properties fo:font-size="10pt" style:text-underline-style="solid" style:text-underline-width="bold" style:text-underline-color="font-color" fo:font-weight="bold" style:font-size-asian="10pt" style:font-weight-asian="bold" style:font-size-complex="10pt" style:font-weight-complex="bold"/>
    </style:style>
    <style:style style:name="P15" style:family="paragraph">
      <loext:graphic-properties draw:fill="none"/>
      <style:paragraph-properties fo:text-align="center"/>
      <style:text-properties fo:font-size="12pt"/>
    </style:style>
    <style:style style:name="P16" style:family="paragraph">
      <style:text-properties fo:font-size="12pt"/>
    </style:style>
    <style:style style:name="P17" style:family="paragraph">
      <loext:graphic-properties draw:fill="none" draw:fill-color="#ffffff"/>
      <style:text-properties fo:font-size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text-underline-style="solid" style:text-underline-width="bold" style:text-underline-color="font-color" fo:font-weight="bold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text-underline-style="solid" style:text-underline-width="bold" style:text-underline-color="font-color" fo:font-weight="bold" style:font-size-asian="10pt" style:font-weight-asian="bold" style:font-size-complex="10pt" style:font-weight-complex="bold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0pt" style:text-underline-style="solid" style:text-underline-width="bold" style:text-underline-color="font-color" style:font-size-asian="10pt" style:font-size-complex="10pt"/>
    </style:style>
    <style:style style:name="T7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2" draw:layer="layout" svg:width="2.351cm" svg:height="0.588cm" svg:x="14.87cm" svg:y="2.609cm">
          <text:p text:style-name="P1"><text:span text:style-name="T1">Autor</text:span></text:p>
        </draw:rect>
        <draw:rect draw:style-name="gr2" draw:text-style-name="P4" draw:layer="layout" svg:width="2.46cm" svg:height="2.253cm" svg:x="8.573cm" svg:y="1.901cm">
          <text:p text:style-name="P3"><text:span text:style-name="T2">Cod_Tit</text:span></text:p>
          <text:p text:style-name="P3"><text:span text:style-name="T3">Texto_Tit</text:span></text:p>
          <text:p text:style-name="P3"><text:span text:style-name="T3">Paxina</text:span></text:p>
          <text:p text:style-name="P3"><text:span text:style-name="T3"/></text:p>
        </draw:rect>
        <draw:rect draw:style-name="gr1" draw:text-style-name="P2" draw:layer="layout" svg:width="2.351cm" svg:height="0.588cm" svg:x="21.592cm" svg:y="6.581cm">
          <text:p text:style-name="P1"><text:span text:style-name="T1">Mercado</text:span></text:p>
        </draw:rect>
        <draw:rect draw:style-name="gr3" draw:text-style-name="P5" xml:id="id20" draw:id="id20" draw:layer="layout" svg:width="2.918cm" svg:height="3.265cm" svg:x="8.406cm" svg:y="1.1cm">
          <draw:glue-point draw:id="4" svg:x="-2.98cm" svg:y="5.004cm"/>
          <text:p/>
        </draw:rect>
        <draw:rect draw:style-name="gr1" draw:text-style-name="P6" draw:layer="layout" svg:width="2.46cm" svg:height="0.616cm" svg:x="8.573cm" svg:y="1.319cm">
          <text:p text:style-name="P1"><text:span text:style-name="T3">Indice</text:span></text:p>
        </draw:rect>
        <draw:rect draw:style-name="gr2" draw:text-style-name="P4" xml:id="id1" draw:id="id1" draw:layer="layout" svg:width="2.351cm" svg:height="2.164cm" svg:x="15.101cm" svg:y="7.885cm">
          <text:p text:style-name="P3"><text:span text:style-name="T4"/></text:p>
          <text:p text:style-name="P3"><text:span text:style-name="T4">Cod_Libro</text:span></text:p>
          <text:p text:style-name="P3"><text:span text:style-name="T3">Titulo</text:span></text:p>
          <text:p text:style-name="P3"><text:span text:style-name="T3">Data_Adq</text:span></text:p>
          <text:p text:style-name="P3"><text:span text:style-name="T3">Año_Edc</text:span></text:p>
          <text:p text:style-name="P3"><text:span text:style-name="T3">Nome_Edt</text:span></text:p>
          <text:p text:style-name="P3"><text:span text:style-name="T3"/></text:p>
        </draw:rect>
        <draw:rect draw:style-name="gr1" draw:text-style-name="P2" xml:id="id13" draw:id="id13" draw:layer="layout" svg:width="2.351cm" svg:height="0.588cm" svg:x="15.101cm" svg:y="7.297cm">
          <text:p text:style-name="P1"><text:span text:style-name="T1">Libro</text:span></text:p>
        </draw:rect>
        <draw:rect draw:style-name="gr3" draw:text-style-name="P5" xml:id="id6" draw:id="id6" draw:layer="layout" svg:width="2.325cm" svg:height="0.989cm" svg:x="22.255cm" svg:y="16.499cm">
          <text:p/>
        </draw:rect>
        <draw:rect draw:style-name="gr1" draw:text-style-name="P2" draw:layer="layout" svg:width="2.326cm" svg:height="0.588cm" svg:x="6.301cm" svg:y="6.799cm">
          <text:p text:style-name="P1"><text:span text:style-name="T1">Fotocopia</text:span></text:p>
        </draw:rect>
        <draw:rect draw:style-name="gr2" draw:text-style-name="P4" xml:id="id9" draw:id="id9" draw:layer="layout" svg:width="2.335cm" svg:height="0.989cm" svg:x="6.287cm" svg:y="7.39cm">
          <text:p text:style-name="P3"><text:span text:style-name="T3">Espi/Canu</text:span></text:p>
        </draw:rect>
        <draw:rect draw:style-name="gr3" draw:text-style-name="P5" xml:id="id15" draw:id="id15" draw:layer="layout" svg:width="2.362cm" svg:height="0.989cm" svg:x="22.049cm" svg:y="10.455cm">
          <text:p/>
        </draw:rect>
        <draw:rect draw:style-name="gr3" draw:text-style-name="P5" xml:id="id7" draw:id="id7" draw:layer="layout" svg:width="2.325cm" svg:height="0.989cm" svg:x="22.114cm" svg:y="13.442cm">
          <text:p/>
        </draw:rect>
        <draw:rect draw:style-name="gr1" draw:text-style-name="P2" draw:layer="layout" svg:width="2.351cm" svg:height="0.588cm" svg:x="22.247cm" svg:y="15.897cm">
          <text:p text:style-name="P1"><text:span text:style-name="T1">Amigo_Pre</text:span></text:p>
        </draw:rect>
        <draw:rect draw:style-name="gr1" draw:text-style-name="P2" xml:id="id18" draw:id="id18" draw:layer="layout" svg:width="2.4cm" svg:height="0.588cm" svg:x="6.615cm" svg:y="14.523cm">
          <text:p text:style-name="P1"><text:span text:style-name="T1">Libreria</text:span></text:p>
        </draw:rect>
        <draw:rect draw:style-name="gr3" draw:text-style-name="P5" xml:id="id19" draw:id="id19" draw:layer="layout" svg:width="2.306cm" svg:height="0.716cm" svg:x="6.662cm" svg:y="10.054cm">
          <text:p/>
        </draw:rect>
        <draw:rect draw:style-name="gr1" draw:text-style-name="P2" draw:layer="layout" svg:width="2.391cm" svg:height="0.588cm" svg:x="22.076cm" svg:y="12.829cm">
          <text:p text:style-name="P1"><text:span text:style-name="T1">Amigo_Reg</text:span></text:p>
        </draw:rect>
        <draw:rect draw:style-name="gr2" draw:text-style-name="P4" xml:id="id3" draw:id="id3" draw:layer="layout" svg:width="2.325cm" svg:height="0.989cm" svg:x="21.592cm" svg:y="7.162cm">
          <text:p text:style-name="P3"><text:span text:style-name="T3">Prezo</text:span></text:p>
        </draw:rect>
        <draw:rect draw:style-name="gr1" draw:text-style-name="P7" draw:layer="layout" svg:width="2.373cm" svg:height="0.588cm" svg:x="22.046cm" svg:y="9.925cm">
          <text:p text:style-name="P1"><text:span text:style-name="T5">Regalado</text:span></text:p>
        </draw:rect>
        <draw:rect draw:style-name="gr2" draw:text-style-name="P4" draw:layer="layout" svg:width="2.398cm" svg:height="2.612cm" svg:x="6.616cm" svg:y="15.11cm">
          <text:p text:style-name="P3"><text:span text:style-name="T4">Cod_Libreria</text:span></text:p>
          <text:p text:style-name="P3"><text:span text:style-name="T3">Nome</text:span></text:p>
          <text:p text:style-name="P3"><text:span text:style-name="T3">Enderezo</text:span></text:p>
          <text:p text:style-name="P3"><text:span text:style-name="T3">Telefono</text:span></text:p>
          <text:p text:style-name="P3"><text:span text:style-name="T3">Persoa_Cont</text:span></text:p>
        </draw:rect>
        <draw:rect draw:style-name="gr1" draw:text-style-name="P2" draw:layer="layout" svg:width="2.351cm" svg:height="0.588cm" svg:x="15.417cm" svg:y="14.061cm">
          <text:p text:style-name="P1"><text:span text:style-name="T1">Amigo</text:span></text:p>
        </draw:rect>
        <draw:rect draw:style-name="gr2" draw:text-style-name="P4" xml:id="id4" draw:id="id4" draw:layer="layout" svg:width="2.384cm" svg:height="2.186cm" svg:x="15.424cm" svg:y="14.662cm">
          <text:p text:style-name="P3"><text:span text:style-name="T6">Cod_Ami</text:span></text:p>
          <text:p text:style-name="P3"><text:span text:style-name="T3">Nome</text:span></text:p>
          <text:p text:style-name="P3"><text:span text:style-name="T3">Enderezo</text:span></text:p>
          <text:p text:style-name="P3"><text:span text:style-name="T3">Telefono</text:span></text:p>
        </draw:rect>
        <draw:rect draw:style-name="gr1" draw:text-style-name="P2" xml:id="id10" draw:id="id10" draw:layer="layout" svg:width="2.315cm" svg:height="0.544cm" svg:x="6.658cm" svg:y="9.479cm">
          <text:p text:style-name="P1"><text:span text:style-name="T1">Original</text:span></text:p>
        </draw:rect>
        <draw:rect draw:style-name="gr2" draw:text-style-name="P8" xml:id="id11" draw:id="id11" draw:layer="layout" svg:width="2.325cm" svg:height="1.153cm" svg:x="14.883cm" svg:y="3.177cm">
          <text:p text:style-name="P3"><text:span text:style-name="T4">Cod_Aut</text:span></text:p>
          <text:p text:style-name="P3"><text:span text:style-name="T3">Nome</text:span></text:p>
          <text:p text:style-name="P3"><text:span text:style-name="T3">Estudios</text:span></text:p>
        </draw:rect>
        <draw:connector draw:style-name="gr4" draw:text-style-name="P1" draw:layer="layout" draw:type="line" svg:x1="17.452cm" svg:y1="8.967cm" svg:x2="20.147cm" svg:y2="8.999cm" draw:start-shape="id1" draw:start-glue-point="1" draw:end-shape="id2" draw:end-glue-point="6" svg:d="M17452 8967l2695 32" svg:viewBox="0 0 2696 33">
          <text:p/>
        </draw:connector>
        <draw:connector draw:style-name="gr5" draw:text-style-name="P1" draw:layer="layout" draw:type="line" svg:x1="20.423cm" svg:y1="8.751cm" svg:x2="21.592cm" svg:y2="7.656cm" draw:start-shape="id2" draw:start-glue-point="4" draw:end-shape="id3" svg:d="M20423 8751l1169-1095" svg:viewBox="0 0 1170 1096">
          <text:p/>
        </draw:connector>
        <draw:connector draw:style-name="gr5" draw:text-style-name="P1" draw:layer="layout" draw:type="line" svg:x1="20.618cm" svg:y1="9.175cm" svg:x2="23.017cm" svg:y2="9.911cm" draw:start-shape="id2" draw:start-glue-point="9" svg:d="M20618 9175l2399 736" svg:viewBox="0 0 2400 737">
          <text:p/>
        </draw:connector>
        <draw:path draw:style-name="gr6" draw:text-style-name="P5" draw:layer="layout" svg:width="0.605cm" svg:height="0.579cm" svg:x="21.508cm" svg:y="9.222cm" svg:viewBox="0 0 606 580" svg:d="M0 561c870 141 548-561 548-561">
          <text:p/>
        </draw:path>
        <draw:custom-shape draw:style-name="gr7" draw:text-style-name="P5" xml:id="id5" draw:id="id5" draw:layer="layout" svg:width="0.497cm" svg:height="0.524cm" svg:x="19.652cm" svg:y="15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2" draw:id="id2" draw:layer="layout" svg:width="0.551cm" svg:height="0.496cm" svg:x="20.147cm" svg:y="8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7.808cm" svg:y1="15.755cm" svg:x2="19.652cm" svg:y2="15.761cm" draw:start-shape="id4" draw:start-glue-point="1" draw:end-shape="id5" draw:end-glue-point="6" svg:d="M17808 15755l1844 6" svg:viewBox="0 0 1845 7">
          <text:p/>
        </draw:connector>
        <draw:connector draw:style-name="gr5" draw:text-style-name="P1" draw:layer="layout" draw:type="line" svg:x1="20.077cm" svg:y1="15.947cm" svg:x2="22.255cm" svg:y2="16.993cm" draw:start-shape="id5" draw:start-glue-point="9" draw:end-shape="id6" draw:end-glue-point="3" svg:d="M20077 15947l2178 1046" svg:viewBox="0 0 2179 1047">
          <text:p/>
        </draw:connector>
        <draw:connector draw:style-name="gr5" draw:text-style-name="P1" draw:layer="layout" draw:type="line" svg:x1="19.901cm" svg:y1="15.499cm" svg:x2="22.114cm" svg:y2="13.936cm" draw:start-shape="id5" draw:start-glue-point="4" draw:end-shape="id7" draw:end-glue-point="3" svg:d="M19901 15499l2213-1563" svg:viewBox="0 0 2214 1564">
          <text:p/>
        </draw:connector>
        <draw:custom-shape draw:style-name="gr7" draw:text-style-name="P5" xml:id="id8" draw:id="id8" draw:layer="layout" svg:width="0.497cm" svg:height="0.524cm" svg:x="10.453cm" svg:y="8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0.95cm" svg:y1="8.961cm" svg:x2="15.101cm" svg:y2="8.967cm" draw:start-shape="id8" draw:start-glue-point="10" draw:end-shape="id1" draw:end-glue-point="3" svg:d="M10950 8961l4151 6" svg:viewBox="0 0 4152 7">
          <text:p/>
        </draw:connector>
        <draw:connector draw:style-name="gr5" draw:text-style-name="P1" draw:layer="layout" draw:type="line" svg:x1="8.622cm" svg:y1="7.884cm" svg:x2="10.525cm" svg:y2="8.775cm" draw:start-shape="id9" draw:start-glue-point="1" draw:end-shape="id8" draw:end-glue-point="5" svg:d="M8622 7884l1903 891" svg:viewBox="0 0 1904 892">
          <text:p/>
        </draw:connector>
        <draw:connector draw:style-name="gr5" draw:text-style-name="P1" draw:layer="layout" draw:type="line" svg:x1="8.973cm" svg:y1="9.751cm" svg:x2="10.525cm" svg:y2="9.147cm" draw:start-shape="id10" draw:start-glue-point="1" draw:end-shape="id8" draw:end-glue-point="7" svg:d="M8973 9751l1552-604" svg:viewBox="0 0 1553 605">
          <text:p/>
        </draw:connector>
        <draw:custom-shape draw:style-name="gr8" draw:text-style-name="P10" xml:id="id12" draw:id="id12" draw:layer="layout" svg:width="1.516cm" svg:height="1.241cm" svg:x="15.287cm" svg:y="5.088cm">
          <text:p text:style-name="P9"><text:span text:style-name="T3">Escrib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0" draw:layer="layout" svg:width="1.774cm" svg:height="1.191cm" svg:x="8.968cm" svg:y="5.609cm">
          <text:p text:style-name="P9"><text:span text:style-name="T3"/></text:p>
          <text:p text:style-name="P9"><text:span text:style-name="T3">Te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0" xml:id="id14" draw:id="id14" draw:layer="layout" svg:width="1.516cm" svg:height="1.241cm" svg:x="25.908cm" svg:y="11.218cm">
          <text:p text:style-name="P9"><text:span text:style-name="T3">Regal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0" xml:id="id16" draw:id="id16" draw:layer="layout" svg:width="1.792cm" svg:height="1.241cm" svg:x="12.54cm" svg:y="11.383cm">
          <text:p text:style-name="P9"><text:span text:style-name="T3">Prestam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svg:x1="16.045cm" svg:y1="4.33cm" svg:x2="16.045cm" svg:y2="5.088cm" draw:start-shape="id11" draw:start-glue-point="2" draw:end-shape="id12" draw:end-glue-point="4" svg:d="M16045 4330v758" svg:viewBox="0 0 1 759">
          <text:p/>
        </draw:connector>
        <draw:connector draw:style-name="gr11" draw:text-style-name="P1" draw:layer="layout" svg:x1="16.045cm" svg:y1="6.329cm" svg:x2="16.276cm" svg:y2="7.297cm" draw:start-shape="id12" draw:start-glue-point="6" draw:end-shape="id13" draw:end-glue-point="0" svg:d="M16045 6329v484h231v484" svg:viewBox="0 0 232 969">
          <text:p/>
        </draw:connector>
        <draw:connector draw:style-name="gr12" draw:text-style-name="P1" draw:layer="layout" svg:x1="24.439cm" svg:y1="13.936cm" svg:x2="26.666cm" svg:y2="12.459cm" draw:start-shape="id7" draw:start-glue-point="1" draw:end-shape="id14" draw:end-glue-point="6" svg:d="M24439 13936h2227v-1477" svg:viewBox="0 0 2228 1478">
          <text:p/>
        </draw:connector>
        <draw:connector draw:style-name="gr12" draw:text-style-name="P1" draw:layer="layout" svg:x1="24.411cm" svg:y1="10.949cm" svg:x2="26.666cm" svg:y2="11.218cm" draw:start-shape="id15" draw:start-glue-point="1" draw:end-shape="id14" draw:end-glue-point="4" svg:d="M24411 10949h749v-233h1506v502" svg:viewBox="0 0 2256 503">
          <text:p/>
        </draw:connector>
        <draw:connector draw:style-name="gr5" draw:text-style-name="P1" draw:layer="layout" svg:x1="16.276cm" svg:y1="10.049cm" svg:x2="13.436cm" svg:y2="11.383cm" draw:start-shape="id1" draw:start-glue-point="2" draw:end-shape="id16" draw:end-glue-point="4" svg:d="M16276 10049v667h-2840v667" svg:viewBox="0 0 2841 1335">
          <text:p/>
        </draw:connector>
        <draw:connector draw:style-name="gr5" draw:text-style-name="P1" draw:layer="layout" svg:x1="13.436cm" svg:y1="12.624cm" svg:x2="23.417cm" svg:y2="17.488cm" draw:start-shape="id16" draw:start-glue-point="6" draw:end-shape="id6" draw:end-glue-point="2" svg:d="M13436 12624v5365h9981v-501" svg:viewBox="0 0 9982 5366">
          <text:p/>
        </draw:connector>
        <draw:custom-shape draw:style-name="gr10" draw:text-style-name="P10" xml:id="id22" draw:id="id22" draw:layer="layout" svg:width="1.516cm" svg:height="0.828cm" svg:x="6.009cm" svg:y="3.664cm">
          <text:p text:style-name="P9"><text:span text:style-name="T3">te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21" draw:id="id21" draw:layer="layout" svg:width="2.232cm" svg:height="1.72cm" svg:x="8.748cm" svg:y="5.3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0" xml:id="id17" draw:id="id17" draw:layer="layout" svg:width="1.516cm" svg:height="0.828cm" svg:x="7.057cm" svg:y="12.457cm">
          <text:p text:style-name="P9"><text:span text:style-name="T3">Merc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1" draw:layer="layout" svg:x1="7.815cm" svg:y1="13.285cm" svg:x2="7.815cm" svg:y2="14.523cm" draw:start-shape="id17" draw:start-glue-point="6" draw:end-shape="id18" draw:end-glue-point="0" svg:d="M7815 13285v1238" svg:viewBox="0 0 1 1239">
          <text:p/>
        </draw:connector>
        <draw:connector draw:style-name="gr14" draw:text-style-name="P1" draw:layer="layout" svg:x1="7.815cm" svg:y1="12.457cm" svg:x2="7.815cm" svg:y2="10.77cm" draw:start-shape="id17" draw:start-glue-point="4" draw:end-shape="id19" draw:end-glue-point="2" svg:d="M7815 12457v-1687" svg:viewBox="0 0 1 1688">
          <text:p/>
        </draw:connector>
        <draw:path draw:style-name="gr6" draw:text-style-name="P5" draw:layer="layout" svg:width="0.496cm" svg:height="0.495cm" svg:x="9.388cm" svg:y="8.13cm" svg:viewBox="0 0 497 496" svg:d="M1 496c-27-413 496-496 496-496">
          <text:p/>
        </draw:path>
        <draw:path draw:style-name="gr6" draw:text-style-name="P5" draw:layer="layout" svg:width="0.267cm" svg:height="0.454cm" svg:x="9.727cm" svg:y="9.226cm" svg:viewBox="0 0 268 455" svg:d="M76 0c-249 578 192 441 192 441">
          <text:p/>
        </draw:path>
        <draw:frame draw:style-name="gr15" draw:text-style-name="P12" draw:layer="layout" svg:width="0.807cm" svg:height="0.725cm" svg:x="8.208cm" svg:y="4.381cm">
          <draw:text-box>
            <text:p><text:span text:style-name="T1">N</text:span></text:p>
          </draw:text-box>
        </draw:frame>
        <draw:frame draw:style-name="gr16" draw:text-style-name="P12" draw:layer="layout" svg:width="0.739cm" svg:height="0.725cm" svg:x="6.974cm" svg:y="13.71cm">
          <draw:text-box>
            <text:p><text:span text:style-name="T1">1</text:span></text:p>
          </draw:text-box>
        </draw:frame>
        <draw:frame draw:style-name="gr16" draw:text-style-name="P12" draw:layer="layout" svg:width="0.739cm" svg:height="0.725cm" svg:x="7.772cm" svg:y="2.099cm">
          <draw:text-box>
            <text:p><text:span text:style-name="T1">1</text:span></text:p>
          </draw:text-box>
        </draw:frame>
        <draw:frame draw:style-name="gr16" draw:text-style-name="P12" draw:layer="layout" svg:width="0.739cm" svg:height="0.725cm" svg:x="14.443cm" svg:y="7.553cm">
          <draw:text-box>
            <text:p><text:span text:style-name="T1">1</text:span></text:p>
          </draw:text-box>
        </draw:frame>
        <draw:frame draw:style-name="gr16" draw:text-style-name="P12" draw:layer="layout" svg:width="0.739cm" svg:height="0.725cm" svg:x="24.307cm" svg:y="13.96cm">
          <draw:text-box>
            <text:p><text:span text:style-name="T1">1</text:span></text:p>
          </draw:text-box>
        </draw:frame>
        <draw:frame draw:style-name="gr15" draw:text-style-name="P12" draw:layer="layout" svg:width="0.807cm" svg:height="0.725cm" svg:x="9.73cm" svg:y="4.548cm">
          <draw:text-box>
            <text:p><text:span text:style-name="T1">N</text:span></text:p>
          </draw:text-box>
        </draw:frame>
        <draw:frame draw:style-name="gr15" draw:text-style-name="P12" draw:layer="layout" svg:width="0.807cm" svg:height="0.725cm" svg:x="24.337cm" svg:y="10.226cm">
          <draw:text-box>
            <text:p><text:span text:style-name="T1">N</text:span></text:p>
          </draw:text-box>
        </draw:frame>
        <draw:frame draw:style-name="gr15" draw:text-style-name="P12" draw:layer="layout" svg:width="0.807cm" svg:height="0.725cm" svg:x="15.355cm" svg:y="4.19cm">
          <draw:text-box>
            <text:p><text:span text:style-name="T1">N</text:span></text:p>
          </draw:text-box>
        </draw:frame>
        <draw:frame draw:style-name="gr17" draw:text-style-name="P12" draw:layer="layout" svg:width="1.12cm" svg:height="0.725cm" svg:x="15.291cm" svg:y="6.609cm">
          <draw:text-box>
            <text:p><text:span text:style-name="T1">N</text:span></text:p>
          </draw:text-box>
        </draw:frame>
        <draw:frame draw:style-name="gr15" draw:text-style-name="P12" draw:layer="layout" svg:width="0.807cm" svg:height="0.725cm" svg:x="16.372cm" svg:y="10.033cm">
          <draw:text-box>
            <text:p><text:span text:style-name="T1">N</text:span></text:p>
          </draw:text-box>
        </draw:frame>
        <draw:frame draw:style-name="gr15" draw:text-style-name="P12" draw:layer="layout" svg:width="0.807cm" svg:height="0.725cm" svg:x="23.594cm" svg:y="17.557cm">
          <draw:text-box>
            <text:p><text:span text:style-name="T1">N</text:span></text:p>
          </draw:text-box>
        </draw:frame>
        <draw:frame draw:style-name="gr15" draw:text-style-name="P12" draw:layer="layout" svg:width="0.807cm" svg:height="0.725cm" svg:x="7.082cm" svg:y="10.729cm">
          <draw:text-box>
            <text:p><text:span text:style-name="T1">N</text:span></text:p>
          </draw:text-box>
        </draw:frame>
        <draw:frame draw:style-name="gr18" draw:text-style-name="P13" draw:layer="layout" svg:width="0.661cm" svg:height="0.718cm" svg:x="10.354cm" svg:y="8.709cm">
          <draw:text-box>
            <text:p><text:span text:style-name="T3">D</text:span></text:p>
          </draw:text-box>
        </draw:frame>
        <draw:frame draw:style-name="gr19" draw:text-style-name="P13" draw:layer="layout" svg:width="0.777cm" svg:height="0.645cm" svg:x="19.514cm" svg:y="15.462cm">
          <draw:text-box>
            <text:p><text:span text:style-name="T3">O</text:span></text:p>
          </draw:text-box>
        </draw:frame>
        <draw:frame draw:style-name="gr20" draw:text-style-name="P13" draw:layer="layout" svg:width="0.756cm" svg:height="0.645cm" svg:x="20.019cm" svg:y="8.672cm">
          <draw:text-box>
            <text:p><text:span text:style-name="T3">D</text:span></text:p>
          </draw:text-box>
        </draw:frame>
        <draw:connector draw:style-name="gr21" draw:text-style-name="P1" draw:layer="layout" svg:x1="9.865cm" svg:y1="4.365cm" svg:x2="9.864cm" svg:y2="5.371cm" draw:start-shape="id20" draw:start-glue-point="2" draw:end-shape="id21" draw:end-glue-point="4" svg:d="M9865 4365v503h-1v503" svg:viewBox="0 0 2 1007">
          <text:p/>
        </draw:connector>
        <draw:connector draw:style-name="gr11" draw:text-style-name="P1" draw:layer="layout" svg:x1="9.864cm" svg:y1="7.091cm" svg:x2="15.101cm" svg:y2="7.591cm" draw:start-shape="id21" draw:start-glue-point="6" draw:end-shape="id13" draw:end-glue-point="3" svg:d="M9864 7091v502h3177v-2h2060" svg:viewBox="0 0 5238 503">
          <text:p/>
        </draw:connector>
        <draw:connector draw:style-name="gr22" draw:text-style-name="P1" draw:layer="layout" svg:x1="6.767cm" svg:y1="3.664cm" svg:x2="8.406cm" svg:y2="2.732cm" draw:start-shape="id22" draw:start-glue-point="4" draw:end-shape="id20" draw:end-glue-point="3" svg:d="M6767 3664v-932h1639" svg:viewBox="0 0 1640 933">
          <text:p/>
        </draw:connector>
        <draw:connector draw:style-name="gr5" draw:text-style-name="P1" draw:layer="layout" svg:x1="6.767cm" svg:y1="4.492cm" svg:x2="8.996cm" svg:y2="4.365cm" draw:start-shape="id22" draw:start-glue-point="6" draw:end-shape="id20" draw:end-glue-point="4" svg:d="M6767 4492v502h2229v-629" svg:viewBox="0 0 2230 630">
          <text:p/>
        </draw:connector>
        <draw:ellipse draw:style-name="gr2" draw:text-style-name="P14" xml:id="id24" draw:id="id24" draw:layer="layout" svg:width="2.398cm" svg:height="0.717cm" svg:x="15.434cm" svg:y="11.658cm">
          <text:p text:style-name="P1"><text:span text:style-name="T4">Data_Pre</text:span></text:p>
        </draw:ellipse>
        <draw:ellipse draw:style-name="gr2" draw:text-style-name="P11" xml:id="id23" draw:id="id23" draw:layer="layout" svg:width="2.398cm" svg:height="0.717cm" svg:x="9.758cm" svg:y="10.966cm">
          <text:p text:style-name="P1"><text:span text:style-name="T3">Data_Dev</text:span></text:p>
        </draw:ellipse>
        <draw:connector draw:style-name="gr5" draw:text-style-name="P1" draw:layer="layout" draw:type="line" svg:x1="10.957cm" svg:y1="11.683cm" svg:x2="12.54cm" svg:y2="12.004cm" draw:start-shape="id23" draw:start-glue-point="2" draw:end-shape="id16" draw:end-glue-point="5" svg:d="M10957 11683l1583 321" svg:viewBox="0 0 1584 322">
          <text:p/>
        </draw:connector>
        <draw:connector draw:style-name="gr5" draw:text-style-name="P1" draw:layer="layout" draw:type="line" svg:x1="14.332cm" svg:y1="12.004cm" svg:x2="15.434cm" svg:y2="12.016cm" draw:start-shape="id16" draw:start-glue-point="7" draw:end-shape="id24" draw:end-glue-point="3" svg:d="M14332 12004l1102 12" svg:viewBox="0 0 1103 13">
          <text:p/>
        </draw:connector>
        <draw:path draw:style-name="gr6" draw:text-style-name="P5" draw:layer="layout" svg:width="0.933cm" svg:height="0.871cm" svg:x="20.699cm" svg:y="14.05cm" svg:viewBox="0 0 934 872" svg:d="M0 0c304 158 878-6 934 498l-311 280-280 94">
          <text:p/>
        </draw:path>
        <draw:path draw:style-name="gr6" draw:text-style-name="P5" draw:layer="layout" svg:width="0.902cm" svg:height="0.851cm" svg:x="20.606cm" svg:y="16.093cm" svg:viewBox="0 0 903 852" svg:d="M0 841c318-66 783 198 903-312l-94-311-124-218">
          <text:p/>
        </draw:path>
        <draw:path draw:style-name="gr6" draw:text-style-name="P5" draw:layer="layout" svg:width="0.679cm" svg:height="0.645cm" svg:x="20.544cm" svg:y="7.978cm" svg:viewBox="0 0 680 646" svg:d="M0 53c204 47 881-281 622 280v312l-31 1">
          <text:p/>
        </draw:path>
        <draw:line draw:style-name="gr23" draw:text-style-name="P15" draw:layer="layout" svg:x1="9.183cm" svg:y1="6.066cm" svg:x2="10.525cm" svg:y2="6.066cm">
          <text:p text:style-name="P1"><text:span text:style-name="T7">ID</text:span></text:p>
        </draw:line>
        <draw:frame draw:style-name="gr24" draw:text-style-name="P17" draw:layer="layout" svg:width="2.308cm" svg:height="0.725cm" svg:x="5.292cm" svg:y="1.568cm">
          <draw:text-box>
            <text:p text:style-name="P16"><text:span text:style-name="T7">Contiene</text:span></text:p>
          </draw:text-box>
        </draw:frame>
        <draw:frame draw:style-name="gr25" draw:text-style-name="P17" draw:layer="layout" svg:width="2.831cm" svg:height="0.738cm" svg:x="5.97cm" svg:y="5.23cm">
          <draw:text-box>
            <text:p text:style-name="P16"><text:span text:style-name="T7">Pertene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s" fo:country="E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xecto_20_sen_20_recheo_20_e_20_sen_20_liña" style:display-name="Obxecto sen recheo e sen liñ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atalina </meta:initial-creator>
    <meta:creation-date>2012-05-31T10:48:53.01</meta:creation-date>
    <dc:date>2024-11-04T10:14:55.465000000</dc:date>
    <meta:editing-duration>PT4H11M46S</meta:editing-duration>
    <meta:editing-cycles>17</meta:editing-cycles>
    <meta:generator>LibreOffice/24.2.4.2$Windows_X86_64 LibreOffice_project/51a6219feb6075d9a4c46691dcfe0cd9c4fff3c2</meta:generator>
    <meta:document-statistic meta:object-count="82"/>
  </office:meta>
</office:document-meta>
</file>